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df41d" officeooo:paragraph-rsid="001df41d"/>
    </style:style>
    <style:style style:name="P2" style:family="paragraph" style:parent-style-name="Standard">
      <style:text-properties officeooo:rsid="001fb1f2" officeooo:paragraph-rsid="001fb1f2"/>
    </style:style>
    <style:style style:name="P3" style:family="paragraph" style:parent-style-name="Standard">
      <style:text-properties officeooo:rsid="0020e713" officeooo:paragraph-rsid="0020e713"/>
    </style:style>
    <style:style style:name="P4" style:family="paragraph" style:parent-style-name="Standard">
      <style:text-properties officeooo:rsid="0023cf1d" officeooo:paragraph-rsid="0023cf1d"/>
    </style:style>
    <style:style style:name="P5" style:family="paragraph" style:parent-style-name="Standard">
      <style:text-properties officeooo:rsid="0023fdef" officeooo:paragraph-rsid="0023fdef"/>
    </style:style>
    <style:style style:name="P6" style:family="paragraph" style:parent-style-name="Standard">
      <style:text-properties officeooo:rsid="002561e9" officeooo:paragraph-rsid="002561e9"/>
    </style:style>
    <style:style style:name="P7" style:family="paragraph" style:parent-style-name="Standard">
      <style:text-properties officeooo:rsid="00273eb8" officeooo:paragraph-rsid="00273eb8"/>
    </style:style>
    <style:style style:name="P8" style:family="paragraph" style:parent-style-name="Standard">
      <style:text-properties officeooo:rsid="002b4b1e" officeooo:paragraph-rsid="002b4b1e"/>
    </style:style>
    <style:style style:name="P9" style:family="paragraph" style:parent-style-name="Standard">
      <style:text-properties officeooo:rsid="002cf45e" officeooo:paragraph-rsid="002cf4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</text:p>
      <text:p text:style-name="P2">SELECT NOMBRE</text:p>
      <text:p text:style-name="P2">FROM repventas, clientes, pedidos, productos</text:p>
      <text:p text:style-name="P2">WHERE repventas.NUM_EMPL=clientes.REP_CLIE AND clientes.NUM_CLIE=pedidos.CLIE AND pedidos.PRODUCTO=productos.ID_PRODUCTO AND descripcion like 'bisagra izqda.';</text:p>
      <text:p text:style-name="P2"/>
      <text:p text:style-name="P2">2.</text:p>
      <text:p text:style-name="P2">SELECT DISTINCT ciudad</text:p>
      <text:p text:style-name="P2">FROM oficinas, repventas, clientes</text:p>
      <text:p text:style-name="P2">WHERE oficinas.OFICINA=repventas.OFICINA_REP AND repventas.NUM_EMPL=clientes.REP_CLIE</text:p>
      <text:p text:style-name="P2">AND 40*limite_credito/100 &lt; </text:p>
      <text:p text:style-name="P2"/>
      <text:p text:style-name="P2">(SELECT MAX(limite_credito)</text:p>
      <text:p text:style-name="P2">FROM clientes);</text:p>
      <text:p text:style-name="P2"/>
      <text:p text:style-name="P3">3.</text:p>
      <text:p text:style-name="P3">SELECT *</text:p>
      <text:p text:style-name="P3">FROM clientes, pedidos</text:p>
      <text:p text:style-name="P3">WHERE clientes.NUM_CLIE=pedidos.CLIE AND fecha_pedido IN(</text:p>
      <text:p text:style-name="P3"/>
      <text:p text:style-name="P3">SELECT fecha_pedido</text:p>
      <text:p text:style-name="P3">FROM pedidos, productos</text:p>
      <text:p text:style-name="P3">WHERE pedidos.PRODUCTO=productos.ID_PRODUCTO AND precio =</text:p>
      <text:p text:style-name="P3"/>
      <text:p text:style-name="P3">(SELECT MAX(precio)</text:p>
      <text:p text:style-name="P3">FROM productos));</text:p>
      <text:p text:style-name="P3"/>
      <text:p text:style-name="P4">4.</text:p>
      <text:p text:style-name="P4">SELECT nombre, edad</text:p>
      <text:p text:style-name="P4">FROM clientes LEFT JOIN pedidos ON clientes.NUM_CLIE=pedidos.CLIE INNER JOIN repventas ON clientes.REP_CLIE=repventas.NUM_EMPL</text:p>
      <text:p text:style-name="P4">WHERE fecha_pedido LIKE '1990%' OR num_pedido is null</text:p>
      <text:p text:style-name="P4">GROUP BY num_empl;</text:p>
      <text:p text:style-name="P4"/>
      <text:p text:style-name="P5">5.</text:p>
      <text:p text:style-name="P5">SELECT nombre, ciudad</text:p>
      <text:p text:style-name="P5">FROM repventas, oficinas</text:p>
      <text:p text:style-name="P5">WHERE repventas.OFICINA_REP=oficinas.OFICINA AND repventas.ventas =(</text:p>
      <text:p text:style-name="P5"/>
      <text:p text:style-name="P5">SELECT MAX(repventas.VENTAS)</text:p>
      <text:p text:style-name="P5">FROM repventas);</text:p>
      <text:p text:style-name="P5"/>
      <text:p text:style-name="P6">6.</text:p>
      <text:p text:style-name="P6">SELECT descripcion, FECHA_PEDIDO, empresa, nombre</text:p>
      <text:p text:style-name="P6">FROM productos, pedidos, clientes, repventas</text:p>
      <text:p text:style-name="P6">WHERE productos.ID_PRODUCTO=pedidos.PRODUCTO AND pedidos.CLIE=clientes.NUM_CLIE AND clientes.REP_CLIE=repventas.NUM_EMPL AND FECHA_PEDIDO LIKE '1990%' and id_fab LIKE 'aci';</text:p>
      <text:p text:style-name="P6"><text:soft-page-break/></text:p>
      <text:p text:style-name="P6"/>
      <text:p text:style-name="P6"/>
      <text:p text:style-name="P7">7.</text:p>
      <text:p text:style-name="P7">SELECT empresa, FECHA_PEDIDO, descripcion</text:p>
      <text:p text:style-name="P7">FROM clientes LEFT JOIN pedidos ON clientes.NUM_CLIE=pedidos.CLIE LEFT JOIN productos ON pedidos.PRODUCTO=productos.ID_PRODUCTO</text:p>
      <text:p text:style-name="P7">WHERE LIMITE_CREDITO BETWEEN 31000 AND 49000;</text:p>
      <text:p text:style-name="P7"/>
      <text:p text:style-name="P8">8.</text:p>
      <text:p text:style-name="P8">SELECT COUNT(num_empl), ciudad</text:p>
      <text:p text:style-name="P8">FROM repventas, oficinas</text:p>
      <text:p text:style-name="P8">WHERE repventas.OFICINA_REP=oficinas.OFICINA</text:p>
      <text:p text:style-name="P8">GROUP BY ciudad</text:p>
      <text:p text:style-name="P8">HAVING COUNT(num_empl)&gt;2;</text:p>
      <text:p text:style-name="P8"/>
      <text:p text:style-name="P8">9.</text:p>
      <text:p text:style-name="P8">SELECT *</text:p>
      <text:p text:style-name="P8">FROM productos LEFT JOIN pedidos ON pedidos.PRODUCTO=productos.ID_PRODUCTO</text:p>
      <text:p text:style-name="P8">WHERE num_pedido is null AND 50*EXISTENCIAS/100 &lt; (</text:p>
      <text:p text:style-name="P8"/>
      <text:p text:style-name="P8">SELECT MAX(EXISTENCIAS)</text:p>
      <text:p text:style-name="P8">FROM productos );</text:p>
      <text:p text:style-name="P8"/>
      <text:p text:style-name="P9">10.</text:p>
      <text:p text:style-name="P9">SELECT COUNT(ID_PRODUCTO), ID_FAB</text:p>
      <text:p text:style-name="P9">FROM productos LEFT JOIN pedidos ON productos.ID_PRODUCTO=pedidos.PRODUCTO</text:p>
      <text:p text:style-name="P9">GROUP BY ID_FAB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f41d" officeooo:paragraph-rsid="001df4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drigo Martínez Delgad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2:36:08.681000000</meta:creation-date>
    <dc:date>2024-02-21T14:19:09.271000000</dc:date>
    <meta:editing-duration>PT1H42M52S</meta:editing-duration>
    <meta:editing-cycles>19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56" meta:word-count="208" meta:character-count="1980" meta:non-whitespace-character-count="1827"/>
  </office:meta>
</office:document-meta>
</file>